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aftar_20_pustaka">
      <style:text-properties fo:color="#000000"/>
    </style:style>
    <style:style style:name="P2" style:family="paragraph" style:parent-style-name="daftar_20_pustaka">
      <style:text-properties fo:color="#000000" officeooo:paragraph-rsid="000a6533"/>
    </style:style>
    <style:style style:name="P3" style:family="paragraph" style:parent-style-name="daftar_20_pustaka" style:master-page-name="Standard">
      <style:paragraph-properties fo:text-align="center" style:justify-single-word="false" style:page-number="auto"/>
      <style:text-properties fo:color="#000000" fo:font-weight="bold" style:font-weight-asian="bold" style:font-weight-complex="bold"/>
    </style:style>
    <style:style style:name="P4" style:family="paragraph" style:parent-style-name="daftar_20_pustaka"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000000" officeooo:rsid="000a202b"/>
    </style:style>
    <style:style style:name="T3" style:family="text">
      <style:text-properties fo:color="#000000" officeooo:rsid="00098df6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6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FTAR PUSTAKA</text:p>
      <text:p text:style-name="P1"/>
      <text:p text:style-name="P1"/>
      <text:p text:style-name="P1"/>
      <text:p text:style-name="P1">Kyle Rankin, 2008, Knoppix Hacks, TM Second Edition, United States of <text:tab/>America, O’Reilly Media, Inc</text:p>
      <text:p text:style-name="P1"/>
      <text:p text:style-name="P2">Litayem Nabil, 2011,Building XenoBuntu Linux Distribution for Teaching</text:p>
      <text:p text:style-name="P1"><text:tab/>and Prototyping Real-Time Operating Systems, TUNISIA, University of <text:tab/>Carthage</text:p>
      <text:p text:style-name="P1"/>
      <text:p text:style-name="P1">Richard Stallman, 2016, GNU Coding Standards, 6 Free Software Foundation, Inc</text:p>
      <text:p text:style-name="P1"/>
      <text:p text:style-name="P1">The Ubuntu Manual Team, 2016, Getting Started with Ubuntu 16.04, <text:tab/>http://ubuntu-manual.org</text:p>
      <text:p text:style-name="P1"/>
      <text:p text:style-name="P1">Wahyu Agung (2010) Sistem Operasi (SO, atau dalam bahasa Inggris: Operating <text:tab/>System atau OS), Balik Papan.</text:p>
      <text:p text:style-name="P1"/>
      <text:p text:style-name="P1"><text:span text:style-name="T4">Yono A.K.A. Putra Linuz Blora (2011) </text:span><text:span text:style-name="T5">buku manual </text:span><text:span text:style-name="T4">manux </text:span><text:span text:style-name="T6">1.1 (</text:span><text:span text:style-name="T4">first edition</text:span><text:span text:style-name="T6">)</text:span></text:p>
      <text:p text:style-name="P1"><text:tab/>good linux from java.</text:p>
      <text:p text:style-name="P1"/>
      <text:p text:style-name="P1"/>
      <text:p text:style-name="daftar_20_pustaka"><text:span text:style-name="T1">https://www.gnu.org/home.en.html </text:span><text:span text:style-name="T2">di akses pada 3 april 2018</text:span></text:p>
      <text:p text:style-name="P1"/>
      <text:p text:style-name="daftar_20_pustaka"><text:span text:style-name="T1">https://docs.xubuntu.org/current/user/C/what-is-xubuntu.html </text:span><text:span text:style-name="T3">di akses pada 25 april 2018</text:span></text:p>
      <text:p text:style-name="P1"/>
      <text:p text:style-name="daftar_20_pustaka"><text:span text:style-name="T2">https://opensource.com/resources/linux di akses pada 25 april 2018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id" fo:country="ID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daftar_20_pustaka" style:display-name="daftar pustaka" style:family="paragraph">
      <loext:graphic-properties draw:fill="none" draw:fill-color="#729fcf"/>
      <style:paragraph-properties fo:margin-left="0cm" fo:margin-right="0cm" fo:text-align="justify" style:justify-single-word="false" fo:text-indent="0cm" style:auto-text-indent="false" fo:background-color="transparent" style:shadow="none">
        <style:tab-stops>
          <style:tab-stop style:position="1cm"/>
        </style:tab-stops>
      </style:paragraph-properties>
      <style:text-properties style:font-name="Liberation Serif" fo:font-family="'Liberation Serif'" style:font-style-name="Regular" style:font-family-generic="roman" style:font-pitch="variable" fo:font-size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5:42:00</meta:creation-date>
    <meta:initial-creator>kuriyanto</meta:initial-creator>
    <dc:language>id-ID</dc:language>
    <dc:date>2018-09-06T21:36:47.943468624</dc:date>
    <meta:editing-cycles>17</meta:editing-cycles>
    <meta:editing-duration>PT1H20M4S</meta:editing-duration>
    <meta:generator>LibreOffice/6.0.5.2$Linux_X86_64 LibreOffice_project/54c8cbb85f300ac59db32fe8a675ff7683cd5a16</meta:generator>
    <meta:print-date>2018-09-06T21:34:48.384764948</meta:print-date>
    <meta:document-statistic meta:table-count="0" meta:image-count="0" meta:object-count="0" meta:page-count="1" meta:paragraph-count="12" meta:word-count="109" meta:character-count="843" meta:non-whitespace-character-count="74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